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348e08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paragraph-rsid="0014be77"/>
    </style:style>
    <style:style style:name="P4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rsid="0052c4fe" officeooo:paragraph-rsid="0052c4fe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" officeooo:paragraph-rsid="0014be77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" officeooo:rsid="001bfd66" officeooo:paragraph-rsid="001bfd66"/>
    </style:style>
    <style:style style:name="P7" style:family="paragraph" style:parent-style-name="Text_20_body">
      <style:paragraph-properties fo:text-align="justify" style:justify-single-word="false"/>
      <style:text-properties style:font-name="Courier" fo:font-size="11pt" officeooo:rsid="00363834" style:font-size-asian="11pt" style:font-size-complex="11pt"/>
    </style:style>
    <style:style style:name="P8" style:family="paragraph" style:parent-style-name="Text_20_body">
      <style:paragraph-properties fo:text-align="justify" style:justify-single-word="false" fo:padding="0.049cm" fo:border-left="none" fo:border-right="none" fo:border-top="0.06pt solid #808000" fo:border-bottom="none" style:shadow="none"/>
      <style:text-properties style:font-name="LM Sans Demi Cond 10" officeooo:paragraph-rsid="001bfd66"/>
    </style:style>
    <style:style style:name="P9" style:family="paragraph" style:parent-style-name="Text_20_body">
      <style:paragraph-properties fo:margin-top="0cm" fo:margin-bottom="0.011cm" loext:contextual-spacing="false" fo:text-align="center" style:justify-single-word="false"/>
      <style:text-properties style:font-name="LM Sans Demi Cond 10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.011cm" loext:contextual-spacing="false" fo:text-align="center" style:justify-single-word="false"/>
      <style:text-properties fo:color="#b22222" style:font-name="LM Sans Demi Cond 10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52c4fe"/>
    </style:style>
    <style:style style:name="P12" style:family="paragraph" style:parent-style-name="Text_20_body">
      <style:paragraph-properties fo:text-align="justify" style:justify-single-word="false"/>
      <style:text-properties style:font-name="LM Sans Demi Cond 10" officeooo:rsid="00565031" officeooo:paragraph-rsid="00565031"/>
    </style:style>
    <style:style style:name="P13" style:family="paragraph" style:parent-style-name="Text_20_body">
      <style:paragraph-properties fo:text-align="justify" style:justify-single-word="false"/>
      <style:text-properties style:font-name="LM Sans Demi Cond 10" officeooo:rsid="0056b8f2" officeooo:paragraph-rsid="0056b8f2"/>
    </style:style>
    <style:style style:name="P14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05897db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0662ee8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066916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color="#00599d" style:font-name="LM Sans Demi Cond 10" officeooo:rsid="0056b8f2" officeooo:paragraph-rsid="0056b8f2"/>
    </style:style>
    <style:style style:name="P18" style:family="paragraph" style:parent-style-name="Text_20_body">
      <style:paragraph-properties fo:text-align="justify" style:justify-single-word="false"/>
      <style:text-properties fo:color="#00599d" style:font-name="LM Sans Demi Cond 10" fo:font-size="13pt" fo:font-weight="bold" officeooo:rsid="0052c4fe" officeooo:paragraph-rsid="0066916d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color="#00599d" style:font-name="LM Sans Demi Cond 10" fo:font-size="13pt" fo:font-weight="bold" officeooo:rsid="0069c8b0" officeooo:paragraph-rsid="0069c8b0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599d" style:font-name="LM Sans Demi Cond 10" fo:font-size="13pt" fo:font-weight="bold" officeooo:rsid="006e2e37" officeooo:paragraph-rsid="006e2e37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bold" officeooo:rsid="0069c8b0" officeooo:paragraph-rsid="0069c8b0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bold" officeooo:rsid="006e2e37" officeooo:paragraph-rsid="006e2e37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bold" officeooo:rsid="0072a108" officeooo:paragraph-rsid="0072a108" style:font-size-asian="13pt" style:font-weight-asian="bold" style:font-size-complex="13pt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fo:color="#00599d" style:font-name="LM Sans Demi Cond 10" fo:font-size="13pt" officeooo:rsid="00565031" officeooo:paragraph-rsid="00565031" style:font-size-asian="13pt" style:font-size-complex="13pt"/>
    </style:style>
    <style:style style:name="P25" style:family="paragraph" style:parent-style-name="Preformatted_20_Text">
      <style:paragraph-properties fo:text-align="justify" style:justify-single-word="false"/>
      <style:text-properties fo:color="#00599d" style:font-name="LM Sans Demi Cond 10" fo:font-size="13pt" officeooo:rsid="005eef37" officeooo:paragraph-rsid="005eef37" style:font-size-asian="13pt" style:font-size-complex="13pt"/>
    </style:style>
    <style:style style:name="P26" style:family="paragraph" style:parent-style-name="Preformatted_20_Text">
      <style:paragraph-properties fo:text-align="justify" style:justify-single-word="false"/>
      <style:text-properties fo:color="#00599d" style:font-name="LM Sans Demi Cond 10" fo:font-size="13pt" officeooo:rsid="005f8aff" officeooo:paragraph-rsid="005f8aff" style:font-size-asian="13pt" style:font-size-complex="13pt"/>
    </style:style>
    <style:style style:name="P27" style:family="paragraph" style:parent-style-name="Preformatted_20_Text">
      <style:paragraph-properties fo:text-align="justify" style:justify-single-word="false"/>
      <style:text-properties fo:color="#00599d" style:font-name="LM Sans Demi Cond 10" fo:font-size="13pt" officeooo:rsid="0061be4f" officeooo:paragraph-rsid="0061be4f" style:font-size-asian="13pt" style:font-size-complex="13pt"/>
    </style:style>
    <style:style style:name="P28" style:family="paragraph" style:parent-style-name="Preformatted_20_Text">
      <style:paragraph-properties fo:text-align="justify" style:justify-single-word="false"/>
      <style:text-properties style:font-name="LM Sans Demi Cond 10" fo:font-size="13pt" officeooo:rsid="00565031" officeooo:paragraph-rsid="00565031" style:font-size-asian="13pt" style:font-size-complex="13pt"/>
    </style:style>
    <style:style style:name="P29" style:family="paragraph" style:parent-style-name="Preformatted_20_Text">
      <style:paragraph-properties fo:text-align="justify" style:justify-single-word="false"/>
      <style:text-properties style:font-name="LM Sans Demi Cond 10" fo:font-size="13pt" officeooo:rsid="005b6365" officeooo:paragraph-rsid="005b6365" style:font-size-asian="13pt" style:font-size-complex="13pt"/>
    </style:style>
    <style:style style:name="P30" style:family="paragraph" style:parent-style-name="Preformatted_20_Text">
      <style:paragraph-properties fo:text-align="justify" style:justify-single-word="false"/>
      <style:text-properties style:font-name="LM Sans Demi Cond 10" fo:font-size="13pt" officeooo:rsid="005eef37" officeooo:paragraph-rsid="005eef37" style:font-size-asian="13pt" style:font-size-complex="13pt"/>
    </style:style>
    <style:style style:name="P31" style:family="paragraph" style:parent-style-name="Preformatted_20_Text">
      <style:paragraph-properties fo:text-align="justify" style:justify-single-word="false"/>
      <style:text-properties style:font-name="LM Sans Demi Cond 10" fo:font-size="13pt" officeooo:rsid="006225e0" officeooo:paragraph-rsid="006225e0" style:font-size-asian="13pt" style:font-size-complex="13pt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style:font-name="LM Sans Demi Cond 10" fo:font-size="13pt" fo:font-weight="normal" officeooo:rsid="005897db" style:font-size-asian="13pt" style:font-weight-asian="normal" style:font-size-complex="13pt" style:font-weight-complex="normal"/>
    </style:style>
    <style:style style:name="T4" style:family="text">
      <style:text-properties style:font-name="LM Sans Demi Cond 10" fo:font-size="13pt" fo:font-weight="normal" officeooo:rsid="00662ee8" style:font-size-asian="13pt" style:font-weight-asian="normal" style:font-size-complex="13pt" style:font-weight-complex="normal"/>
    </style:style>
    <style:style style:name="T5" style:family="text">
      <style:text-properties officeooo:rsid="0042035a"/>
    </style:style>
    <style:style style:name="T6" style:family="text">
      <style:text-properties officeooo:rsid="00483d8f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9" style:family="text">
      <style:text-properties fo:color="#b22222"/>
    </style:style>
    <style:style style:name="T10" style:family="text">
      <style:text-properties fo:color="#b22222" officeooo:rsid="001bfd66"/>
    </style:style>
    <style:style style:name="T11" style:family="text">
      <style:text-properties fo:color="#b22222" officeooo:rsid="0014be77"/>
    </style:style>
    <style:style style:name="T12" style:family="text">
      <style:text-properties fo:color="#b22222" officeooo:rsid="0052c4fe"/>
    </style:style>
    <style:style style:name="T13" style:family="text">
      <style:text-properties fo:color="#b22222" officeooo:rsid="0053bb55"/>
    </style:style>
    <style:style style:name="T14" style:family="text">
      <style:text-properties fo:color="#b22222" officeooo:rsid="00554b49"/>
    </style:style>
    <style:style style:name="T15" style:family="text">
      <style:text-properties officeooo:rsid="0052c4fe"/>
    </style:style>
    <style:style style:name="T16" style:family="text">
      <style:text-properties officeooo:rsid="00554b49"/>
    </style:style>
    <style:style style:name="T17" style:family="text">
      <style:text-properties officeooo:rsid="005c213b"/>
    </style:style>
    <style:style style:name="T18" style:family="text">
      <style:text-properties officeooo:rsid="005c460c"/>
    </style:style>
    <style:style style:name="T19" style:family="text">
      <style:text-properties officeooo:rsid="005c9fc9"/>
    </style:style>
    <style:style style:name="T20" style:family="text">
      <style:text-properties officeooo:rsid="0060d0be"/>
    </style:style>
    <style:style style:name="T21" style:family="text">
      <style:text-properties officeooo:rsid="006225e0"/>
    </style:style>
    <style:style style:name="T22" style:family="text">
      <style:text-properties fo:color="#00599d" style:font-name="LM Sans Demi Cond 10" fo:font-size="13pt" fo:font-weight="normal" officeooo:rsid="00662ee8" style:font-size-asian="13pt" style:font-weight-asian="normal" style:font-size-complex="13pt" style:font-weight-complex="normal"/>
    </style:style>
    <style:style style:name="T23" style:family="text">
      <style:text-properties fo:color="#00599d" style:font-name="LM Sans Demi Cond 10" fo:font-size="13pt" fo:font-weight="normal" officeooo:rsid="006876ff" style:font-size-asian="13pt" style:font-weight-asian="normal" style:font-size-complex="13pt" style:font-weight-complex="normal"/>
    </style:style>
    <style:style style:name="T24" style:family="text">
      <style:text-properties fo:color="#00599d" style:font-name="LM Sans Demi Cond 10" fo:font-size="13pt" fo:font-weight="normal" officeooo:rsid="0066916d" style:font-size-asian="13pt" style:font-weight-asian="normal" style:font-size-complex="13pt" style:font-weight-complex="normal"/>
    </style:style>
    <style:style style:name="T25" style:family="text">
      <style:text-properties fo:color="#000000" style:font-name="LM Sans Demi Cond 10" fo:font-size="13pt" fo:font-weight="normal" officeooo:rsid="00662ee8" style:font-size-asian="13pt" style:font-weight-asian="normal" style:font-size-complex="13pt" style:font-weight-complex="normal"/>
    </style:style>
    <style:style style:name="T26" style:family="text">
      <style:text-properties fo:color="#000000" style:font-name="LM Sans Demi Cond 10" fo:font-size="13pt" fo:font-weight="normal" officeooo:rsid="0066916d" style:font-size-asian="13pt" style:font-weight-asian="normal" style:font-size-complex="13pt" style:font-weight-complex="normal"/>
    </style:style>
    <style:style style:name="T27" style:family="text">
      <style:text-properties officeooo:rsid="006ffa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GURIDAD EN SISTEMAS OPERATIVOS</text:p>
      <text:p text:style-name="P9">4º Grado en Informática – <text:span text:style-name="T5">Complementos de Ing. del Software</text:span></text:p>
      <text:p text:style-name="P9">Curso 201<text:span text:style-name="T6">7</text:span>-1<text:span text:style-name="T6">8</text:span></text:p>
      <text:p text:style-name="P6"/>
      <text:p text:style-name="P8"><text:span text:style-name="T10">Práctica </text:span><text:span text:style-name="T12">[</text:span><text:span text:style-name="T13">1</text:span><text:span text:style-name="T12">]</text:span><text:span text:style-name="T2">. Administración de la seguridad en Linux </text:span></text:p>
      <text:p text:style-name="P3"><text:span text:style-name="T11">Sesión </text:span><text:span text:style-name="T12">[</text:span><text:span text:style-name="T14">4</text:span><text:span text:style-name="T12">]</text:span><text:span text:style-name="T1">. AppArmor</text:span></text:p>
      <text:p text:style-name="P4"><text:span text:style-name="T9">Autor</text:span><text:span text:style-name="T9"><text:note text:id="ftn1" text:note-class="footnote"><text:note-citation>1</text:note-citation><text:note-body><text:p text:style-name="P11"><text:span text:style-name="T7"><text:s/></text:span><text:span text:style-name="T8">Como autor d</text:span><text:span text:style-name="T7">eclar</text:span><text:span text:style-name="T8">o</text:span><text:span text:style-name="T7"> que los contenidos del presente documento son originales y elaborados por </text:span><text:span text:style-name="T8">mi</text:span><text:span text:style-name="T7">. De no cumplir con este compromiso, </text:span><text:span text:style-name="T8">soy</text:span><text:span text:style-name="T7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7">Normativa de evaluación y de calificaciones de los estudiantes de la Universidad de Granada</text:span></text:span></text:a><text:span text:style-name="T7">” esto “conllevará la calificación numérica de cero … independientemente del resto de calificaciones que el estudiante hubiera obtenido ...”</text:span></text:p></text:note-body></text:note></text:span><text:span text:style-name="T9">:</text:span> <text:span text:style-name="T16">Rubén Calvo Villazán</text:span></text:p>
      <text:p text:style-name="P5"/>
      <text:p text:style-name="P1"><text:span text:style-name="T15">Ejercicio </text:span>1. </text:p>
      <text:p text:style-name="P12">Listar todos los perfiles de AppArmor:</text:p>
      <text:p text:style-name="P17">$&gt; aa-status</text:p>
      <text:p text:style-name="P13">Listar todos los ejecutables bajo un perfil de AppArmor:</text:p>
      <text:p text:style-name="P24">$&gt; ps auxZ | grep -v '^unconfined'</text:p>
      <text:p text:style-name="P28"/>
      <text:p text:style-name="P29">Los perfiles se guardan en /etc/apparmor.d/ <text:span text:style-name="T17">por ejemplo:</text:span></text:p>
      <text:p text:style-name="P29">usr.lib.libreofficeprogram <text:span text:style-name="T18">Correspondiente a libreoffice</text:span></text:p>
      <text:p text:style-name="P29">apache2.d/ <text:span text:style-name="T19">Correspondiente a Apache</text:span></text:p>
      <text:p text:style-name="P29"/>
      <text:p text:style-name="P30">Para cargar perfiles:</text:p>
      <text:p text:style-name="P25"><text:span text:style-name="T20">$&gt; </text:span>cat /etc/apparmor.d/bin.ping | sudo apparmor_parser -a</text:p>
      <text:p text:style-name="P26">$&gt; cat /etc/apparmor.d/usr.sbin.traceroute | sudo apparmor_parser -a</text:p>
      <text:p text:style-name="P27">$&gt; aa-status</text:p>
      <text:p text:style-name="P30">2 profiles are in complain mode.</text:p>
      <text:p text:style-name="P30"><text:s text:c="3"/>/usr/{sbin/traceroute,bin/traceroute.db}</text:p>
      <text:p text:style-name="P30"><text:s text:c="3"/>ping</text:p>
      <text:p text:style-name="P30"/>
      <text:p text:style-name="P31">Los perfiles en modo complain no aplican la política pero avisan de los intentos de violación de la misma.</text:p>
      <text:p text:style-name="P31"/>
      <text:p text:style-name="P31"/>
      <text:p text:style-name="P31"/>
      <text:p text:style-name="P31"/>
      <text:p text:style-name="P31"><text:soft-page-break/></text:p>
      <text:p text:style-name="P2"><text:span text:style-name="T15">Ejercicio 2</text:span>. </text:p>
      <text:p text:style-name="P7"/>
      <text:p text:style-name="P14"><text:span text:style-name="Source_20_Text"><text:span text:style-name="T3">Crear un perfil de AppArmor:</text:span></text:span></text:p>
      <text:p text:style-name="P15"><text:span text:style-name="Source_20_Text"><text:span text:style-name="T4">Para crear un perfil usamos</text:span></text:span></text:p>
      <text:p text:style-name="P15"><text:span text:style-name="Source_20_Text"><text:span text:style-name="T22">$&gt; aa-genprof shutter</text:span></text:span></text:p>
      <text:p text:style-name="P15"><text:span text:style-name="Source_20_Text"><text:span text:style-name="T25">Creamos un perfil para el programa shutter, un programa de capturas de pantalla.</text:span></text:span></text:p>
      <text:p text:style-name="P16"><text:span text:style-name="Source_20_Text"><text:span text:style-name="T26">Seguimos las indicaciones en pantalla eligiendo las opciones correspondientes hasta que la creación finalice.</text:span></text:span></text:p>
      <text:p text:style-name="P16"><text:span text:style-name="Source_20_Text"><text:span text:style-name="T26">Después lo ponemos en modo complain:</text:span></text:span></text:p>
      <text:p text:style-name="P16"><text:span text:style-name="Source_20_Text"><text:span text:style-name="T23">$&gt; </text:span></text:span><text:span text:style-name="Source_20_Text"><text:span text:style-name="T24">a-complain shutter</text:span></text:span></text:p>
      <text:p text:style-name="P18">Setting /usr/bin/shutter to complain mode.</text:p>
      <text:p text:style-name="P18"/>
      <text:p text:style-name="P21">Podemos ver en syslog la creación y cambio de modo del perfil:</text:p>
      <text:p text:style-name="P19">Oct 22 13:48:51 kali kernel: [ 2758.543353] audit: type=1400 audit(1508672931.156:5): apparmor="STATUS" operation="profile_load" profile="unconfined" name="/usr/bin/shutter" pid=2169 comm="apparmor_parser"</text:p>
      <text:p text:style-name="P19">Oct 22 13:50:04 kali kernel: [ 2832.358905] audit: type=1400 audit(1508673004.972:6): apparmor="STATUS" operation="profile_replace" profile="unconfined" name="/usr/bin/shutter" pid=2212 comm="apparmor_parser"</text:p>
      <text:p text:style-name="P19">Oct 22 13:50:40 kali kernel: [ 2868.310303] audit: type=1400 audit(1508673040.923:7): apparmor="STATUS" operation="profile_replace" profile="unconfined" name="/usr/bin/shutter" pid=2226 comm="apparmor_parser"</text:p>
      <text:p text:style-name="P19"/>
      <text:p text:style-name="P22">Ahora tenemos 3 perfiles en modo complain:</text:p>
      <text:p text:style-name="P20">$&gt; aa-status</text:p>
      <text:p text:style-name="P20">3 profiles are in complain mode.</text:p>
      <text:p text:style-name="P20"><text:s text:c="3"/>/usr/bin/shutter</text:p>
      <text:p text:style-name="P20"><text:s text:c="3"/>/usr/{sbin/traceroute,bin/traceroute.db}</text:p>
      <text:p text:style-name="P20"><text:s text:c="3"/>ping</text:p>
      <text:p text:style-name="P20"/>
      <text:p text:style-name="P20"/>
      <text:p text:style-name="P20"><text:soft-page-break/></text:p>
      <text:p text:style-name="P20"><text:span text:style-name="T27">$&gt; </text:span>cat /etc/apparmor.d/usr.bin.shutter </text:p>
      <text:p text:style-name="P22"># Last Modified: Sun Oct 22 13:48:51 2017</text:p>
      <text:p text:style-name="P22">#include &lt;tunables/global&gt;</text:p>
      <text:p text:style-name="P22"/>
      <text:p text:style-name="P22">/usr/bin/shutter flags=(complain) {</text:p>
      <text:p text:style-name="P22"><text:s text:c="2"/>#include &lt;abstractions/base&gt;</text:p>
      <text:p text:style-name="P22"><text:s text:c="2"/>#include &lt;abstractions/perl&gt;</text:p>
      <text:p text:style-name="P22"/>
      <text:p text:style-name="P22"><text:s text:c="2"/>/lib/x86_64-linux-gnu/ld-*.so mr,</text:p>
      <text:p text:style-name="P22"><text:s text:c="2"/>/usr/bin/perl ix,</text:p>
      <text:p text:style-name="P22"><text:s text:c="2"/>/usr/bin/shutter r,</text:p>
      <text:p text:style-name="P22"/>
      <text:p text:style-name="P22">}</text:p>
      <text:p text:style-name="P23">Al estar <text:span text:style-name="T21">en modo complain el perfil no aplica la política pero avisa de los intentos de violación de la mis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0-22T13:57:36.207467588</dc:date>
    <meta:editing-duration>PT14H24M2S</meta:editing-duration>
    <meta:editing-cycles>67</meta:editing-cycles>
    <meta:generator>LibreOffice/5.4.1.2.0$Linux_X86_64 LibreOffice_project/40m0$Build-2</meta:generator>
    <meta:printed-by>José Antonio Gómez Hernández</meta:printed-by>
    <meta:print-date>2013-10-03T11:05:59</meta:print-date>
    <meta:document-statistic meta:table-count="0" meta:image-count="0" meta:object-count="0" meta:page-count="3" meta:paragraph-count="53" meta:word-count="362" meta:character-count="2860" meta:non-whitespace-character-count="2520"/>
  </office:meta>
</office:document-meta>
</file>